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istenceAnnotationBeanPostProcessorAotContributio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voker.accept( RegisteredBean registeredBean , Object instan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ustomPropertiesPersistenceContextMethod.setEntityManager( EntityManager entity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UnitNamePublicPersistenceUnitMethod.setEmf( EntityManagerFactory em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istenceAnnotationBeanPostProcessorAotContributionTests.testCompile( RegisteredBean registeredBean , BiConsumer &lt; BiConsumer &lt; RegisteredBean , Object &gt; , Compiled &gt;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ersistenceAnnotationBeanPostProcessorAotContributionTests.registerBean( Class &lt; ? &gt; bea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voker.Invoker( Compiled compi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istenceAnnotationBeanPostProcessorAotContributionTests.processAheadOfTimeWhenPersistenceContextWithCustomPropertiesOn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ersistenceAnnotationBeanPostProcessorAotContributionTests.processAheadOfTimeWhenCustomPersistenceUnitOnPublicSe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ersistenceAnnotationBeanPostProcessorAotContributionTests.processAheadOfTimeWhenPersistenceUnitOnPublicSe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ersistenceAnnotationBeanPostProcessorAotContributionTests.processAheadOfTimeWhenPersistenceContextOnPrivate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aultPersistenceUnitMethod.setEmf( EntityManagerFactory em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istenceAnnotationBeanPostProcessorAotContributionTests.processAheadOfTimeWhenPersistenceUnitOnPublic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